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5.999cm" svg:height="8.999cm" svg:x="1.025cm" svg:y="1.113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12cm" fo:page-height="12.8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paceFlyer </meta:initial-creator>
    <meta:creation-date>2013-01-31T00:37:18</meta:creation-date>
    <dc:date>2013-01-31T00:37:39</dc:date>
    <dc:creator>SpaceFlyer </dc:creator>
    <meta:editing-duration>P0D</meta:editing-duration>
    <meta:editing-cycles>1</meta:editing-cycles>
    <meta:document-statistic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top" svg:x="1.988cm" svg:y="0.68cm" style:legend-expansion="wide" chart:style-name="ch2"/>
        <chart:plot-area chart:style-name="ch3" chart:data-source-has-labels="both" svg:x="1.331cm" svg:y="1.638cm" svg:width="14.029cm" svg:height="6.201cm">
          <chartooo:coordinate-region svg:x="2.058cm" svg:y="1.837cm" svg:width="13.302cm" svg:height="5.355cm"/>
          <chart:axis chart:dimension="x" chart:name="primary-x" chart:style-name="ch4" chartooo:axis-type="auto">
            <chart:title svg:x="8.195cm" svg:y="8.019cm" chart:style-name="ch5">
              <text:p>L</text:p>
            </chart:title>
            <chart:categories table:cell-range-address="local-table.$A$2:.$A$21"/>
          </chart:axis>
          <chart:axis chart:dimension="y" chart:name="primary-y" chart:style-name="ch6">
            <chart:title svg:x="0.451cm" svg:y="5.404cm" chart:style-name="ch7">
              <text:p>seconds</text:p>
            </chart:title>
            <chart:grid chart:style-name="ch8" chart:class="major"/>
          </chart:axis>
          <chart:series chart:style-name="ch9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series chart:style-name="ch10" chart:values-cell-range-address="local-table.$D$2:.$D$21" chart:label-cell-address="local-table.$D$1" chart:class="chart:scatter">
            <chart:data-point chart:repeated="20"/>
          </chart:series>
          <chart:series chart:style-name="ch11" chart:values-cell-range-address="local-table.$E$2:.$E$21" chart:label-cell-address="local-table.$E$1" chart:class="chart:scatter">
            <chart:data-point chart:repeated="20"/>
          </chart:series>
          <chart:series chart:style-name="ch12" chart:values-cell-range-address="local-table.$F$2:.$F$21" chart:label-cell-address="local-table.$F$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rginal_lp</text:p>
              </table:table-cell>
              <table:table-cell office:value-type="string">
                <text:p>edmonds_karp</text:p>
              </table:table-cell>
              <table:table-cell office:value-type="string">
                <text:p>push_relabel</text:p>
              </table:table-cell>
              <table:table-cell office:value-type="string">
                <text:p>general_l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">
                <text:p>110</text:p>
              </table:table-cell>
              <table:table-cell office:value-type="float" office:value="0.043656">
                <text:p>0.043656</text:p>
              </table:table-cell>
              <table:table-cell office:value-type="float" office:value="0.3470034">
                <text:p>0.3470034</text:p>
              </table:table-cell>
              <table:table-cell office:value-type="float" office:value="0.0873954">
                <text:p>0.0873954</text:p>
              </table:table-cell>
              <table:table-cell office:value-type="float" office:value="0.095165">
                <text:p>0.09516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630458">
                <text:p>0.0630458</text:p>
              </table:table-cell>
              <table:table-cell office:value-type="float" office:value="0.7250476">
                <text:p>0.7250476</text:p>
              </table:table-cell>
              <table:table-cell office:value-type="float" office:value="0.0891368">
                <text:p>0.0891368</text:p>
              </table:table-cell>
              <table:table-cell office:value-type="float" office:value="0.1816604">
                <text:p>0.1816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0912338">
                <text:p>0.0912338</text:p>
              </table:table-cell>
              <table:table-cell office:value-type="float" office:value="1.5911328">
                <text:p>1.5911328</text:p>
              </table:table-cell>
              <table:table-cell office:value-type="float" office:value="0.0954782">
                <text:p>0.0954782</text:p>
              </table:table-cell>
              <table:table-cell office:value-type="float" office:value="0.2576474">
                <text:p>0.2576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274278">
                <text:p>0.1274278</text:p>
              </table:table-cell>
              <table:table-cell office:value-type="float" office:value="2.2007054">
                <text:p>2.2007054</text:p>
              </table:table-cell>
              <table:table-cell office:value-type="float" office:value="0.0987404">
                <text:p>0.0987404</text:p>
              </table:table-cell>
              <table:table-cell office:value-type="float" office:value="0.337303">
                <text:p>0.337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71875">
                <text:p>0.171875</text:p>
              </table:table-cell>
              <table:table-cell office:value-type="float" office:value="3.7276858">
                <text:p>3.7276858</text:p>
              </table:table-cell>
              <table:table-cell office:value-type="float" office:value="0.1068332">
                <text:p>0.1068332</text:p>
              </table:table-cell>
              <table:table-cell office:value-type="float" office:value="0.4083094">
                <text:p>0.408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000572">
                <text:p>0.2000572</text:p>
              </table:table-cell>
              <table:table-cell office:value-type="float" office:value="NaN">
                <text:p>NaN</text:p>
              </table:table-cell>
              <table:table-cell office:value-type="float" office:value="0.1124418">
                <text:p>0.1124418</text:p>
              </table:table-cell>
              <table:table-cell office:value-type="float" office:value="0.436591">
                <text:p>0.436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304252">
                <text:p>0.2304252</text:p>
              </table:table-cell>
              <table:table-cell office:value-type="float" office:value="NaN">
                <text:p>NaN</text:p>
              </table:table-cell>
              <table:table-cell office:value-type="float" office:value="0.1219968">
                <text:p>0.1219968</text:p>
              </table:table-cell>
              <table:table-cell office:value-type="float" office:value="0.5429698">
                <text:p>0.54296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278668">
                <text:p>0.278668</text:p>
              </table:table-cell>
              <table:table-cell office:value-type="float" office:value="NaN">
                <text:p>NaN</text:p>
              </table:table-cell>
              <table:table-cell office:value-type="float" office:value="0.1310212">
                <text:p>0.1310212</text:p>
              </table:table-cell>
              <table:table-cell office:value-type="float" office:value="0.6572518">
                <text:p>0.65725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298999">
                <text:p>0.298999</text:p>
              </table:table-cell>
              <table:table-cell office:value-type="float" office:value="NaN">
                <text:p>NaN</text:p>
              </table:table-cell>
              <table:table-cell office:value-type="float" office:value="0.1285466">
                <text:p>0.1285466</text:p>
              </table:table-cell>
              <table:table-cell office:value-type="float" office:value="0.651147">
                <text:p>0.6511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71201">
                <text:p>0.371201</text:p>
              </table:table-cell>
              <table:table-cell office:value-type="float" office:value="NaN">
                <text:p>NaN</text:p>
              </table:table-cell>
              <table:table-cell office:value-type="float" office:value="0.1447242">
                <text:p>0.1447242</text:p>
              </table:table-cell>
              <table:table-cell office:value-type="float" office:value="0.678506">
                <text:p>0.6785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0">
                <text:p>1200</text:p>
              </table:table-cell>
              <table:table-cell office:value-type="float" office:value="0.1713016">
                <text:p>0.1713016</text:p>
              </table:table-cell>
              <table:table-cell office:value-type="float" office:value="NaN">
                <text:p>NaN</text:p>
              </table:table-cell>
              <table:table-cell office:value-type="float" office:value="0.1566286">
                <text:p>0.1566286</text:p>
              </table:table-cell>
              <table:table-cell office:value-type="float" office:value="0.8999984">
                <text:p>0.899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0.1905618">
                <text:p>0.1905618</text:p>
              </table:table-cell>
              <table:table-cell office:value-type="float" office:value="NaN">
                <text:p>NaN</text:p>
              </table:table-cell>
              <table:table-cell office:value-type="float" office:value="0.164168">
                <text:p>0.164168</text:p>
              </table:table-cell>
              <table:table-cell office:value-type="float" office:value="1.0318392">
                <text:p>1.0318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0.2248296">
                <text:p>0.2248296</text:p>
              </table:table-cell>
              <table:table-cell office:value-type="float" office:value="NaN">
                <text:p>NaN</text:p>
              </table:table-cell>
              <table:table-cell office:value-type="float" office:value="0.18348">
                <text:p>0.18348</text:p>
              </table:table-cell>
              <table:table-cell office:value-type="float" office:value="1.2073744">
                <text:p>1.2073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0">
                <text:p>1800</text:p>
              </table:table-cell>
              <table:table-cell office:value-type="float" office:value="0.2436008">
                <text:p>0.2436008</text:p>
              </table:table-cell>
              <table:table-cell office:value-type="float" office:value="NaN">
                <text:p>NaN</text:p>
              </table:table-cell>
              <table:table-cell office:value-type="float" office:value="0.202226">
                <text:p>0.202226</text:p>
              </table:table-cell>
              <table:table-cell office:value-type="float" office:value="1.3184962">
                <text:p>1.31849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0">
                <text:p>2000</text:p>
              </table:table-cell>
              <table:table-cell office:value-type="float" office:value="0.269796">
                <text:p>0.269796</text:p>
              </table:table-cell>
              <table:table-cell office:value-type="float" office:value="NaN">
                <text:p>NaN</text:p>
              </table:table-cell>
              <table:table-cell office:value-type="float" office:value="0.1952364">
                <text:p>0.1952364</text:p>
              </table:table-cell>
              <table:table-cell office:value-type="float" office:value="1.572359">
                <text:p>1.5723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00">
                <text:p>2200</text:p>
              </table:table-cell>
              <table:table-cell office:value-type="float" office:value="0.311814">
                <text:p>0.311814</text:p>
              </table:table-cell>
              <table:table-cell office:value-type="float" office:value="NaN">
                <text:p>NaN</text:p>
              </table:table-cell>
              <table:table-cell office:value-type="float" office:value="0.2234836">
                <text:p>0.2234836</text:p>
              </table:table-cell>
              <table:table-cell office:value-type="float" office:value="1.8403482">
                <text:p>1.84034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0">
                <text:p>2400</text:p>
              </table:table-cell>
              <table:table-cell office:value-type="float" office:value="0.3299472">
                <text:p>0.3299472</text:p>
              </table:table-cell>
              <table:table-cell office:value-type="float" office:value="NaN">
                <text:p>NaN</text:p>
              </table:table-cell>
              <table:table-cell office:value-type="float" office:value="0.2343158">
                <text:p>0.2343158</text:p>
              </table:table-cell>
              <table:table-cell office:value-type="float" office:value="2.0211694">
                <text:p>2.0211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">
                <text:p>2600</text:p>
              </table:table-cell>
              <table:table-cell office:value-type="float" office:value="0.3494238">
                <text:p>0.3494238</text:p>
              </table:table-cell>
              <table:table-cell office:value-type="float" office:value="NaN">
                <text:p>NaN</text:p>
              </table:table-cell>
              <table:table-cell office:value-type="float" office:value="0.264101">
                <text:p>0.264101</text:p>
              </table:table-cell>
              <table:table-cell office:value-type="float" office:value="2.211671">
                <text:p>2.211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00">
                <text:p>2800</text:p>
              </table:table-cell>
              <table:table-cell office:value-type="float" office:value="0.3816168">
                <text:p>0.3816168</text:p>
              </table:table-cell>
              <table:table-cell office:value-type="float" office:value="NaN">
                <text:p>NaN</text:p>
              </table:table-cell>
              <table:table-cell office:value-type="float" office:value="0.2881384">
                <text:p>0.2881384</text:p>
              </table:table-cell>
              <table:table-cell office:value-type="float" office:value="2.4575636">
                <text:p>2.4575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4141252">
                <text:p>0.4141252</text:p>
              </table:table-cell>
              <table:table-cell office:value-type="float" office:value="NaN">
                <text:p>NaN</text:p>
              </table:table-cell>
              <table:table-cell office:value-type="float" office:value="0.2944238">
                <text:p>0.2944238</text:p>
              </table:table-cell>
              <table:table-cell office:value-type="float" office:value="2.6008434">
                <text:p>2.6008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